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23f9" officeooo:paragraph-rsid="001923f9" style:font-size-asian="15pt" style:font-size-complex="15pt"/>
    </style:style>
    <style:style style:name="P2" style:family="paragraph" style:parent-style-name="Standard">
      <style:paragraph-properties fo:text-align="start" style:justify-single-word="false"/>
      <style:text-properties fo:font-size="15pt" officeooo:rsid="001923f9" officeooo:paragraph-rsid="001923f9" style:font-size-asian="15pt" style:font-size-complex="15pt"/>
    </style:style>
    <style:style style:name="P3" style:family="paragraph" style:parent-style-name="Standard">
      <style:paragraph-properties fo:text-align="start" style:justify-single-word="false"/>
      <style:text-properties fo:font-size="12pt" officeooo:rsid="001923f9" officeooo:paragraph-rsid="001923f9" style:font-size-asian="10.5pt" style:font-size-complex="12pt"/>
    </style:style>
    <style:style style:name="P4" style:family="paragraph" style:parent-style-name="Standard">
      <style:paragraph-properties fo:margin-top="0.0791in" fo:margin-bottom="0.0791in" loext:contextual-spacing="false" fo:line-height="150%" fo:text-align="start" style:justify-single-word="false"/>
      <style:text-properties fo:font-size="12pt" fo:font-weight="normal" officeooo:rsid="001dccf6" officeooo:paragraph-rsid="001dccf6" style:font-size-asian="10.5pt" style:font-weight-asian="normal" style:font-size-complex="12pt" style:font-weight-complex="normal"/>
    </style:style>
    <style:style style:name="P5" style:family="paragraph" style:parent-style-name="Standard">
      <style:paragraph-properties fo:margin-top="0.0791in" fo:margin-bottom="0.0791in" loext:contextual-spacing="false" fo:line-height="150%" fo:text-align="start" style:justify-single-word="false"/>
      <style:text-properties officeooo:rsid="001923f9" officeooo:paragraph-rsid="001923f9"/>
    </style:style>
    <style:style style:name="P6" style:family="paragraph" style:parent-style-name="Standard">
      <style:paragraph-properties fo:margin-top="0.0791in" fo:margin-bottom="0.0791in" loext:contextual-spacing="false" fo:line-height="150%" fo:text-align="start" style:justify-single-word="false"/>
      <style:text-properties officeooo:rsid="001afad5" officeooo:paragraph-rsid="001d5752"/>
    </style:style>
    <style:style style:name="P7" style:family="paragraph" style:parent-style-name="Standard">
      <style:paragraph-properties fo:margin-top="0.0791in" fo:margin-bottom="0.0791in" loext:contextual-spacing="false" fo:line-height="150%" fo:text-align="start" style:justify-single-word="false"/>
      <style:text-properties fo:font-size="15pt" fo:font-weight="bold" officeooo:rsid="001dccf6" officeooo:paragraph-rsid="001dccf6"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officeooo:rsid="001afad5" style:font-size-asian="10.5pt" style:font-size-complex="12pt"/>
    </style:style>
    <style:style style:name="T4" style:family="text">
      <style:text-properties fo:font-size="12pt" officeooo:rsid="001c80b1" style:font-size-asian="10.5pt" style:font-size-complex="12pt"/>
    </style:style>
    <style:style style:name="T5" style:family="text">
      <style:text-properties fo:font-size="12pt" officeooo:rsid="001d5752" style:font-size-asian="10.5pt" style:font-size-complex="12pt"/>
    </style:style>
    <style:style style:name="T6" style:family="text">
      <style:text-properties fo:font-size="12pt" officeooo:rsid="001da37a" style:font-size-asian="10.5pt" style:font-size-complex="12pt"/>
    </style:style>
    <style:style style:name="T7" style:family="text">
      <style:text-properties officeooo:rsid="001da37a"/>
    </style:style>
    <style:style style:name="T8" style:family="text">
      <style:text-properties officeooo:rsid="001f8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Report</text:p>
      <text:p text:style-name="P1">Operating Systems Course Project</text:p>
      <text:p text:style-name="P1">Assylkhanov Aslan</text:p>
      <text:p text:style-name="P1"/>
      <text:p text:style-name="P2"><text:span text:style-name="T1">Structure and Design:</text:span> </text:p>
      <text:p text:style-name="P3"/>
      <text:p text:style-name="P5"><text:span text:style-name="T2">For this project I made a server which has a following structure to keep track of the registered tags and the clients registered for them: linked-list of “hashtag” data structres, which contains the name of the tag, “size” - number of client registered for this tag, fd_set for storing the </text:span><text:span text:style-name="T3">clients’ file descriptors (sockets). This was suggested to me by Miras Kenzhegaliyev when we were discussing the project, because in the beginning I was considering to hardcode my own set, but fd_set came up really beneficial in this project, since it has its own functions and more importantly it doesn’t take much space than it would be with self-made linked set. Structure always contains the tag “ALL” and is pointed by “first”, in order to not lose the “first” by deleting it, it has a size of 1 since the start <text:s/>of the program, therefore it can never be deleted, which also brought some convenience in deleting tags. </text:span></text:p>
      <text:p text:style-name="P6"><text:span text:style-name="T2">As for the process of the Registration/Deregistration of clients, for DEREGISTERALL/REGISTERALL/Client has gone situations removeSockFromAll() is used, with additional use of add() for REGISTERALL. </text:span><text:span text:style-name="T4">For registering tags previously mentioned add() is <text:s/>used, as for deregistering removeByTag() is used. </text:span></text:p>
      <text:p text:style-name="P6"><text:span text:style-name="T5">For the MSG, MSGE and IMAGE commands only writeMsg() function is used, which is always called with tag “ALL” and optionally with the tag provided, if there is one, of course. <text:s/></text:span></text:p>
      <text:p text:style-name="P6"><text:span text:style-name="T5">All of the data manipulation is done in the main thread of the server and its functions, while additional thread are only used for writeMsg() function, in the case when message needs to be sent to the given socket, in this situation all needed data (socket, size of the message and the message itself) is encapsulated in msgInfo structure and passed to msgSend thread-function, which sends the message using the info provided and then freeing it after write() is done </text:span><text:span text:style-name="T6">which is also blocked by semaphore for given socket fd</text:span><text:span text:style-name="T5">. </text:span><text:span text:style-name="T6">This way, the only time consuming function, which is sending images, will be done concurrently and will be preserved from situation in which two or more thread-functions are writing to one socket. </text:span></text:p>
      <text:p text:style-name="P7"><text:span text:style-name="T7">P</text:span>roblems encountered:</text:p>
      <text:p text:style-name="P4">The main problem encountered was with the last part of the project where the image was needed to be forwarded. The source of the problem was the fact that I was storing the data obtained in the <text:soft-page-break/>buffer by chunks and then concatenating it with sprintf() function, it didn’t work out. Then I tried to send the chunk immediately as soon as I got it, also didn’t work out. At the end I tried to store it byte by byte to the message buffer of the size provied and then sending it, same thing, didn’t work out. I spent almost a day debugging this problem, but in the end I thought that I should provide the length of the message to the writeMsg() too and not use sprintf for concatenating. This turned out good for me, because then it started to work. As I know think about it, I understand that probable problem was that I was constantly using string.h functions, which all depend on null-character, which can probably be in between of the chunks of messages, therefore functions like sprintf(), strlen() that I used in write() as the size of the message, <text:span text:style-name="T8">strcpy() for copying the message to msgInfo strtuct</text:span> were inappropriate for that, <text:span text:style-name="T8">after which I started to include the size provided in the beginning of the message and putting every character one-by-one to msg buffer which has size same as provided one in the message heade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4:49:13.317662547</meta:creation-date>
    <dc:date>2017-04-24T15:45:21.498307166</dc:date>
    <meta:editing-duration>PT19M44S</meta:editing-duration>
    <meta:editing-cycles>4</meta:editing-cycles>
    <meta:generator>LibreOffice/5.1.6.2$Linux_X86_64 LibreOffice_project/10m0$Build-2</meta:generator>
    <meta:document-statistic meta:table-count="0" meta:image-count="0" meta:object-count="0" meta:page-count="2" meta:paragraph-count="10" meta:word-count="601" meta:character-count="3545" meta:non-whitespace-character-count="2944"/>
  </office:meta>
</office:document-meta>
</file>